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Таблица1" style:family="table">
      <style:table-properties style:width="16.616cm" fo:margin-left="1.386cm" table:align="left" style:writing-mode="lr-tb"/>
    </style:style>
    <style:style style:name="Таблица1.A" style:family="table-column">
      <style:table-column-properties style:column-width="15.796cm"/>
    </style:style>
    <style:style style:name="Таблица1.B" style:family="table-column">
      <style:table-column-properties style:column-width="0.82cm"/>
    </style:style>
    <style:style style:name="Таблица1.A1" style:family="table-cell">
      <style:table-cell-properties fo:padding="0.097cm" fo:border="none"/>
    </style:style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Footer">
      <style:paragraph-properties fo:line-height="0.7cm"/>
    </style:style>
    <style:style style:name="P3" style:family="paragraph" style:parent-style-name="Footer">
      <style:paragraph-properties>
        <style:tab-stops>
          <style:tab-stop style:position="7.729cm"/>
          <style:tab-stop style:position="8.001cm" style:type="center"/>
          <style:tab-stop style:position="13.753cm"/>
          <style:tab-stop style:position="17.503cm" style:type="right"/>
        </style:tab-stops>
      </style:paragraph-properties>
      <style:text-properties officeooo:paragraph-rsid="0010a719"/>
    </style:style>
    <style:style style:name="P4" style:family="paragraph" style:parent-style-name="Footer">
      <style:paragraph-properties fo:line-height="0.4cm">
        <style:tab-stops>
          <style:tab-stop style:position="8.001cm" style:type="center"/>
          <style:tab-stop style:position="14.753cm"/>
          <style:tab-stop style:position="16.002cm" style:type="right"/>
        </style:tab-stops>
      </style:paragraph-properties>
    </style:style>
    <style:style style:name="P5" style:family="paragraph" style:parent-style-name="Standard">
      <style:paragraph-properties fo:margin-left="6.244cm" fo:margin-right="0cm" fo:text-align="center" style:justify-single-word="false" fo:text-indent="1.249cm" style:auto-text-indent="false"/>
      <style:text-properties style:font-name="Arial" style:font-name-complex="Arial" style:font-size-complex="14pt"/>
    </style:style>
    <style:style style:name="P6" style:family="paragraph" style:parent-style-name="Standard">
      <style:text-properties style:font-name="Arial" fo:font-size="10pt" style:font-size-asian="10pt" style:font-name-complex="Arial"/>
    </style:style>
    <style:style style:name="P7" style:family="paragraph" style:parent-style-name="Standard">
      <style:paragraph-properties fo:margin-left="6.244cm" fo:margin-right="0cm" fo:text-align="center" style:justify-single-word="false" fo:text-indent="1.249cm" style:auto-text-indent="false"/>
      <style:text-properties style:font-name="Arial" fo:font-size="10pt" style:font-size-asian="10pt" style:font-name-complex="Arial" style:font-size-complex="14pt"/>
    </style:style>
    <style:style style:name="P8" style:family="paragraph" style:parent-style-name="Standard">
      <style:text-properties fo:font-size="10pt" style:font-size-asian="10pt"/>
    </style:style>
    <style:style style:name="P9" style:family="paragraph" style:parent-style-name="Standard">
      <style:paragraph-properties fo:margin-left="0.25cm" fo:margin-right="0cm" fo:line-height="150%" fo:text-indent="1.251cm" style:auto-text-indent="false"/>
      <style:text-properties style:font-name="Times New Roman1" style:font-name-complex="Arial"/>
    </style:style>
    <style:style style:name="P10" style:family="paragraph" style:parent-style-name="Standard">
      <loext:graphic-properties draw:fill="none"/>
      <style:paragraph-properties fo:margin-left="0.199cm" fo:margin-right="0cm" fo:line-height="150%" fo:orphans="2" fo:widows="2" fo:text-indent="-0.199cm" style:auto-text-indent="false" fo:background-color="transparent" style:writing-mode="lr-tb"/>
      <style:text-properties style:font-name="Times New Roman1" officeooo:paragraph-rsid="000f8e2e" style:font-name-complex="Arial"/>
    </style:style>
    <style:style style:name="P11" style:family="paragraph" style:parent-style-name="Standard">
      <loext:graphic-properties draw:fill="none"/>
      <style:paragraph-properties fo:margin-left="0cm" fo:margin-right="0cm" fo:line-height="150%" fo:orphans="2" fo:widows="2" fo:text-indent="0cm" style:auto-text-indent="false" fo:background-color="transparent" style:writing-mode="lr-tb"/>
      <style:text-properties style:font-name="Times New Roman1" officeooo:paragraph-rsid="000f8e2e" style:font-name-complex="Arial"/>
    </style:style>
    <style:style style:name="P12" style:family="paragraph" style:parent-style-name="Standard">
      <style:paragraph-properties fo:margin-left="0.25cm" fo:margin-right="0cm" fo:margin-top="0.212cm" fo:margin-bottom="0.212cm" style:contextual-spacing="false" fo:line-height="150%" fo:text-align="start" style:justify-single-word="false" fo:text-indent="1.251cm" style:auto-text-indent="false"/>
      <style:text-properties style:font-name="Times New Roman1" officeooo:paragraph-rsid="00127609" style:font-name-complex="Arial"/>
    </style:style>
    <style:style style:name="P13" style:family="paragraph" style:parent-style-name="Standard">
      <style:paragraph-properties fo:margin-left="6.244cm" fo:margin-right="0cm" fo:line-height="1cm" fo:text-align="center" style:justify-single-word="false" fo:text-indent="0cm" style:auto-text-indent="false"/>
      <style:text-properties style:font-name="Times New Roman1" officeooo:paragraph-rsid="00127609" style:font-name-complex="Arial" style:font-size-complex="14pt"/>
    </style:style>
    <style:style style:name="P14" style:family="paragraph" style:parent-style-name="Standard">
      <style:paragraph-properties fo:margin-left="6.244cm" fo:margin-right="0cm" fo:line-height="1.499cm" fo:text-align="center" style:justify-single-word="false" fo:text-indent="0cm" style:auto-text-indent="false"/>
      <style:text-properties style:font-name="Times New Roman1" officeooo:paragraph-rsid="00127609" style:font-name-complex="Arial" style:font-size-complex="14pt"/>
    </style:style>
    <style:style style:name="P15" style:family="paragraph" style:parent-style-name="Standard">
      <style:paragraph-properties fo:margin-left="6.244cm" fo:margin-right="0cm" fo:text-align="center" style:justify-single-word="false" fo:text-indent="0cm" style:auto-text-indent="false"/>
      <style:text-properties style:font-name="Times New Roman1" style:font-name-complex="Arial" style:font-size-complex="14pt"/>
    </style:style>
    <style:style style:name="P16" style:family="paragraph" style:parent-style-name="Standard">
      <loext:graphic-properties draw:fill="none"/>
      <style:paragraph-properties fo:margin-left="0.199cm" fo:margin-right="0cm" fo:line-height="150%" fo:orphans="2" fo:widows="2" fo:text-indent="-0.199cm" style:auto-text-indent="false" fo:background-color="transparent" style:writing-mode="lr-tb"/>
      <style:text-properties style:font-name="Times New Roman1" officeooo:rsid="0014ddda" officeooo:paragraph-rsid="0014ddda" style:font-name-complex="Arial"/>
    </style:style>
    <style:style style:name="P17" style:family="paragraph" style:parent-style-name="Standard">
      <style:paragraph-properties fo:margin-left="0.25cm" fo:margin-right="0cm" fo:line-height="150%" fo:text-indent="1.251cm" style:auto-text-indent="false"/>
      <style:text-properties style:font-name="Times New Roman1"/>
    </style:style>
    <style:style style:name="P18" style:family="paragraph" style:parent-style-name="Standard">
      <loext:graphic-properties draw:fill="none"/>
      <style:paragraph-properties fo:margin-left="0cm" fo:margin-right="0cm" fo:line-height="150%" fo:orphans="2" fo:widows="2" fo:text-indent="0cm" style:auto-text-indent="false" fo:background-color="transparent" style:writing-mode="lr-tb"/>
      <style:text-properties style:font-name="Times New Roman1" officeooo:rsid="0014ddda" officeooo:paragraph-rsid="0014ddda"/>
    </style:style>
    <style:style style:name="P19" style:family="paragraph" style:parent-style-name="Table_20_Contents">
      <style:paragraph-properties fo:line-height="150%" fo:text-align="end" style:justify-single-word="false"/>
      <style:text-properties officeooo:rsid="0014ddda" officeooo:paragraph-rsid="0014ddda"/>
    </style:style>
    <style:style style:name="P20" style:family="paragraph" style:parent-style-name="Footer">
      <style:paragraph-properties>
        <style:tab-stops>
          <style:tab-stop style:position="6.717cm"/>
        </style:tab-stops>
      </style:paragraph-properties>
      <style:text-properties officeooo:paragraph-rsid="001519b4"/>
    </style:style>
    <style:style style:name="P21" style:family="paragraph" style:parent-style-name="Standard">
      <loext:graphic-properties draw:fill="none"/>
      <style:paragraph-properties fo:margin-left="0.199cm" fo:margin-right="0cm" fo:line-height="150%" fo:orphans="2" fo:widows="2" fo:text-indent="-0.199cm" style:auto-text-indent="false" fo:background-color="transparent" style:writing-mode="lr-tb"/>
      <style:text-properties style:font-name="Times New Roman1" officeooo:rsid="0014ddda" officeooo:paragraph-rsid="0014ddda" style:font-name-complex="Arial"/>
    </style:style>
    <style:style style:name="P22" style:family="paragraph" style:parent-style-name="Standard">
      <style:text-properties fo:font-size="10pt" style:font-size-asian="10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style:paragraph-properties fo:text-align="center" style:writing-mode="lr-tb"/>
    </style:style>
    <style:style style:name="P26" style:family="paragraph">
      <style:paragraph-properties style:writing-mode="lr-tb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14ddda" style:font-size-asian="10pt"/>
    </style:style>
    <style:style style:name="T3" style:family="text">
      <style:text-properties fo:font-size="10pt" style:font-size-asian="10pt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519b4" style:font-size-asian="12pt" style:font-size-complex="12pt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officeooo:rsid="000e215d" style:font-size-asian="10.5pt" style:font-size-complex="12pt"/>
    </style:style>
    <style:style style:name="T9" style:family="text">
      <style:text-properties fo:font-size="12pt" officeooo:rsid="001519b4" style:font-size-asian="10.5pt" style:font-size-complex="12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style:font-size-complex="14pt"/>
    </style:style>
    <style:style style:name="T12" style:family="text">
      <style:text-properties officeooo:rsid="000d678e" style:font-size-complex="14pt"/>
    </style:style>
    <style:style style:name="T13" style:family="text">
      <style:text-properties style:font-name-complex="Arial"/>
    </style:style>
    <style:style style:name="T14" style:family="text">
      <style:text-properties officeooo:rsid="000d678e"/>
    </style:style>
    <style:style style:name="T15" style:family="text">
      <style:text-properties officeooo:rsid="0014ddda"/>
    </style:style>
    <style:style style:name="T16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17" style:family="text">
      <style:text-properties fo:font-size="14pt" fo:language="ru" fo:country="RU" fo:font-style="normal" officeooo:rsid="00b95402" style:font-size-asian="14pt" style:font-style-asian="normal" style:font-size-complex="14pt" style:font-style-complex="normal"/>
    </style:style>
    <style:style style:name="T18" style:family="text">
      <style:text-properties style:use-window-font-color="true" loext:opacity="0%" style:font-name="Arial" fo:font-size="9pt" fo:letter-spacing="-0.02cm" fo:language="ru" fo:country="RU" style:font-name-asian="Times New Roman1" style:font-size-asian="9pt" style:font-name-complex="Arial" style:font-size-complex="10pt" style:language-complex="ar" style:country-complex="SA"/>
    </style:style>
    <style:style style:name="T19" style:family="text">
      <style:text-properties style:use-window-font-color="true" loext:opacity="0%" style:font-name="Arial" fo:font-size="9pt" fo:language="ru" fo:country="RU" style:font-name-asian="Times New Roman1" style:font-size-asian="9pt" style:font-name-complex="Arial" style:font-size-complex="10pt" style:language-complex="ar" style:country-complex="SA"/>
    </style:style>
    <style:style style:name="gr1" style:family="graphic">
      <style:graphic-properties style:writing-mode="lr-tb" loext:decorative="false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799cm" fo:min-width="17.385cm" fo:padding-top="0.229cm" fo:padding-bottom="0.229cm" fo:padding-left="0.441cm" fo:padding-right="0.441cm" fo:wrap-option="wrap" draw:shadow-color="#808080" loext:decorative="false" style:run-through="background"/>
    </style:style>
    <style:style style:name="gr3" style:family="graphic">
      <style:graphic-properties loext:decorative="false" style:run-through="background"/>
    </style:style>
    <style:style style:name="gr4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background"/>
    </style:style>
    <style:style style:name="gr5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background"/>
    </style:style>
    <style:style style:name="gr6" style:family="graphic">
      <style:graphic-properties draw:stroke="solid" svg:stroke-width="0.009cm" svg:stroke-color="#000000" draw:stroke-linejoin="miter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loext:decorative="false" style:run-through="background"/>
      <style:paragraph-properties style:writing-mode="lr-tb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loext:decorative="false" style:run-through="back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Содержание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Введение………………………………………………………………………..</text:p>
            <text:p text:style-name="P11"><text:span text:style-name="T15">1. </text:span>Анализ технического задания……………………………………………..</text:p>
            <text:p text:style-name="P16">2. Разработка моделей данных………………………………………………..</text:p>
            <text:p text:style-name="P16">3. Разработка и реализация АИС……………………………………………..</text:p>
            <text:p text:style-name="P16">4. Тестирование АИС………………………………………………………….</text:p>
            <text:p text:style-name="P16">Заключение…………………………………………………………………….</text:p>
            <text:p text:style-name="P16">Список используемой литературы………………...…………………………</text:p>
            <text:p text:style-name="P18"><text:span text:style-name="T17">Приложение 1. Модели данных…………………………………………....…</text:span><text:span text:style-name="T16">П</text:span><text:span text:style-name="T17">риложение 2. Текст программы…………………………………………….</text:span></text:p>
          </table:table-cell>
          <table:table-cell table:style-name="Таблица1.A1" office:value-type="string">
            <text:p text:style-name="P19">5</text:p>
            <text:p text:style-name="P19">6</text:p>
            <text:p text:style-name="P19">8</text:p>
            <text:p text:style-name="P19">15</text:p>
            <text:p text:style-name="P19">20</text:p>
            <text:p text:style-name="P19">22</text:p>
            <text:p text:style-name="P19">23</text:p>
            <text:p text:style-name="P19">24</text:p>
            <text:p text:style-name="P19">27</text:p>
          </table:table-cell>
        </table:table-row>
      </table:table>
      <text:p text:style-name="P9"/>
      <text:p text:style-name="P9"/>
      <text:p text:style-name="P17"><text:span text:style-name="T13"/>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5"/>
      <text:p text:style-name="P5"/>
      <text:p text:style-name="P5"/>
      <text:p text:style-name="P15"/>
      <text:p text:style-name="P15"/>
      <text:p text:style-name="P15"/>
      <text:p text:style-name="P15"/>
      <text:p text:style-name="P13"/>
      <text:p text:style-name="P14">МИВУ <text:span text:style-name="T14">01.03.0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>
      <loext:graphic-properties draw:fill="none" draw:fill-color="#ffffff"/>
    </style:style>
    <style:style style:name="MP3" style:family="paragraph">
      <loext:graphic-properties draw:fill="none" draw:fill-color="#ffffff"/>
      <style:paragraph-properties fo:text-align="center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style:writing-mode="lr-tb"/>
    </style:style>
    <style:style style:name="MP6" style:family="paragraph" style:parent-style-name="Footer">
      <style:paragraph-properties fo:line-height="0.7cm"/>
    </style:style>
    <style:style style:name="MP7" style:family="paragraph" style:parent-style-name="Footer">
      <style:paragraph-properties>
        <style:tab-stops>
          <style:tab-stop style:position="7.729cm"/>
          <style:tab-stop style:position="8.001cm" style:type="center"/>
          <style:tab-stop style:position="13.753cm"/>
          <style:tab-stop style:position="17.503cm" style:type="right"/>
        </style:tab-stops>
      </style:paragraph-properties>
      <style:text-properties officeooo:paragraph-rsid="0010a719"/>
    </style:style>
    <style:style style:name="MP8" style:family="paragraph" style:parent-style-name="Footer">
      <style:paragraph-properties>
        <style:tab-stops>
          <style:tab-stop style:position="6.717cm"/>
        </style:tab-stops>
      </style:paragraph-properties>
      <style:text-properties officeooo:paragraph-rsid="001519b4"/>
    </style:style>
    <style:style style:name="MP9" style:family="paragraph" style:parent-style-name="Footer">
      <style:paragraph-properties fo:line-height="0.4cm">
        <style:tab-stops>
          <style:tab-stop style:position="8.001cm" style:type="center"/>
          <style:tab-stop style:position="14.753cm"/>
          <style:tab-stop style:position="16.002cm" style:type="right"/>
        </style:tab-stops>
      </style:paragraph-properties>
    </style:style>
    <style:style style:name="MT1" style:family="text">
      <style:text-properties style:use-window-font-color="true" loext:opacity="0%" style:font-name="Arial" fo:font-size="9pt" fo:letter-spacing="-0.02cm" fo:language="ru" fo:country="RU" style:font-name-asian="Times New Roman1" style:font-size-asian="9pt" style:font-name-complex="Arial" style:font-size-complex="10pt" style:language-complex="ar" style:country-complex="SA"/>
    </style:style>
    <style:style style:name="MT2" style:family="text">
      <style:text-properties style:use-window-font-color="true" loext:opacity="0%" style:font-name="Arial" fo:font-size="9pt" fo:language="ru" fo:country="RU" style:font-name-asian="Times New Roman1" style:font-size-asian="9pt" style:font-name-complex="Arial" style:font-size-complex="10pt" style:language-complex="ar" style:country-complex="SA"/>
    </style:style>
    <style:style style:name="MT3" style:family="text">
      <style:text-properties fo:font-size="10pt" style:font-size-asian="10pt"/>
    </style:style>
    <style:style style:name="MT4" style:family="text">
      <style:text-properties fo:font-size="10pt" officeooo:rsid="0014ddda" style:font-size-asian="10pt"/>
    </style:style>
    <style:style style:name="MT5" style:family="text">
      <style:text-properties fo:font-size="9pt" style:font-size-asian="9pt" style:font-size-complex="9pt"/>
    </style:style>
    <style:style style:name="MT6" style:family="text">
      <style:text-properties fo:font-size="10pt" style:font-size-asian="10pt" style:font-size-complex="9pt"/>
    </style:style>
    <style:style style:name="MT7" style:family="text">
      <style:text-properties fo:font-size="12pt" style:font-size-asian="12pt" style:font-size-complex="12pt"/>
    </style:style>
    <style:style style:name="MT8" style:family="text">
      <style:text-properties fo:font-size="12pt" officeooo:rsid="001519b4" style:font-size-asian="12pt" style:font-size-complex="12pt"/>
    </style:style>
    <style:style style:name="MT9" style:family="text">
      <style:text-properties fo:font-size="12pt" officeooo:rsid="001519b4" style:font-size-asian="10.5pt" style:font-size-complex="12pt"/>
    </style:style>
    <style:style style:name="MT10" style:family="text">
      <style:text-properties style:font-size-complex="14pt"/>
    </style:style>
    <style:style style:name="MT11" style:family="text">
      <style:text-properties officeooo:rsid="000d678e" style:font-size-complex="14pt"/>
    </style:style>
    <style:style style:name="Mgr1" style:family="graphic">
      <style:graphic-properties style:writing-mode="lr-tb" loext:decorative="false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799cm" fo:min-width="17.385cm" fo:padding-top="0.229cm" fo:padding-bottom="0.229cm" fo:padding-left="0.441cm" fo:padding-right="0.441cm" fo:wrap-option="wrap" draw:shadow-color="#808080" loext:decorative="false" style:run-through="background"/>
    </style:style>
    <style:style style:name="Mgr3" style:family="graphic">
      <style:graphic-properties loext:decorative="false" style:run-through="background"/>
    </style:style>
    <style:style style:name="Mgr4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background"/>
    </style:style>
    <style:style style:name="Mgr5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background"/>
    </style:style>
    <style:style style:name="Mgr6" style:family="graphic">
      <style:graphic-properties draw:stroke="solid" svg:stroke-width="0.009cm" svg:stroke-color="#000000" draw:stroke-linejoin="miter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loext:decorative="false" style:run-through="background"/>
      <style:paragraph-properties style:writing-mode="lr-tb"/>
    </style:style>
    <style:style style:name="Mgr7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loext:decorative="false" style:run-through="background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.501cm" fo:margin-bottom="0.924cm" fo:margin-left="2cm" fo:margin-right="0.66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svg:height="2.582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0" draw:name="Фигура1" draw:style-name="Mgr1"><draw:custom-shape draw:style-name="Mgr2" draw:text-style-name="MP2" svg:width="18.268cm" svg:height="28.258cm" svg:x="0.064cm" svg:y="0.143cm"><text:p/><draw:enhanced-geometry svg:viewBox="0 0 21600 21600" draw:type="rectangle" draw:enhanced-path="M 0 0 L 21600 0 21600 21600 0 21600 0 0 Z N"/></draw:custom-shape><draw:g draw:style-name="Mgr3"><draw:line draw:style-name="Mgr4" draw:text-style-name="MP3" svg:x1="0.095cm" svg:y1="24.384cm" svg:x2="18.321cm" svg:y2="24.384cm"><text:p/></draw:line><draw:line draw:style-name="Mgr4" draw:text-style-name="MP3" svg:x1="0.095cm" svg:y1="25.852cm" svg:x2="18.321cm" svg:y2="25.852cm"><text:p/></draw:line><draw:line draw:style-name="Mgr4" draw:text-style-name="MP3" svg:x1="0.739cm" svg:y1="24.384cm" svg:x2="0.741cm" svg:y2="25.853cm"><text:p/></draw:line><draw:line draw:style-name="Mgr4" draw:text-style-name="MP3" svg:x1="1.746cm" svg:y1="24.384cm" svg:x2="1.748cm" svg:y2="28.356cm"><text:p/></draw:line><draw:line draw:style-name="Mgr4" draw:text-style-name="MP3" svg:x1="4.055cm" svg:y1="24.384cm" svg:x2="4.057cm" svg:y2="28.356cm"><text:p/></draw:line><draw:line draw:style-name="Mgr4" draw:text-style-name="MP3" svg:x1="5.556cm" svg:y1="24.384cm" svg:x2="5.558cm" svg:y2="28.356cm"><text:p/></draw:line><draw:line draw:style-name="Mgr4" draw:text-style-name="MP3" svg:x1="6.56cm" svg:y1="24.384cm" svg:x2="6.562cm" svg:y2="28.356cm"><text:p/></draw:line><draw:line draw:style-name="Mgr4" draw:text-style-name="MP3" svg:x1="13.573cm" svg:y1="25.873cm" svg:x2="13.575cm" svg:y2="28.357cm"><text:p/></draw:line><draw:line draw:style-name="Mgr4" draw:text-style-name="MP3" svg:x1="13.58cm" svg:y1="26.39cm" svg:x2="18.323cm" svg:y2="26.39cm"><text:p/></draw:line><draw:line draw:style-name="Mgr4" draw:text-style-name="MP3" svg:x1="13.58cm" svg:y1="26.88cm" svg:x2="18.323cm" svg:y2="26.88cm"><text:p/></draw:line><draw:line draw:style-name="Mgr4" draw:text-style-name="MP3" svg:x1="0.095cm" svg:y1="25.363cm" svg:x2="6.56cm" svg:y2="25.377cm"><text:p/></draw:line><draw:line draw:style-name="Mgr5" draw:text-style-name="MP3" svg:x1="0.095cm" svg:y1="24.873cm" svg:x2="6.567cm" svg:y2="24.873cm"><text:p/></draw:line><draw:line draw:style-name="Mgr5" draw:text-style-name="MP3" svg:x1="0.048cm" svg:y1="26.37cm" svg:x2="6.562cm" svg:y2="26.37cm"><text:p/></draw:line><draw:line draw:style-name="Mgr5" draw:text-style-name="MP3" svg:x1="0.048cm" svg:y1="26.866cm" svg:x2="6.562cm" svg:y2="26.866cm"><text:p/></draw:line><draw:line draw:style-name="Mgr5" draw:text-style-name="MP3" svg:x1="0.048cm" svg:y1="27.859cm" svg:x2="6.562cm" svg:y2="27.859cm"><text:p/></draw:line><draw:line draw:style-name="Mgr5" draw:text-style-name="MP3" svg:x1="0.048cm" svg:y1="27.363cm" svg:x2="6.562cm" svg:y2="27.363cm"><text:p/></draw:line><draw:line draw:style-name="Mgr4" draw:text-style-name="MP3" svg:x1="15.076cm" svg:y1="25.873cm" svg:x2="15.078cm" svg:y2="26.866cm"><text:p/></draw:line><draw:line draw:style-name="Mgr4" draw:text-style-name="MP3" svg:x1="14.074cm" svg:y1="26.39cm" svg:x2="14.076cm" svg:y2="26.866cm"><text:p/></draw:line><draw:line draw:style-name="Mgr4" draw:text-style-name="MP3" svg:x1="14.568cm" svg:y1="26.39cm" svg:x2="14.57cm" svg:y2="26.88cm"><text:p/></draw:line><draw:line draw:style-name="Mgr4" draw:text-style-name="MP3" svg:x1="16.579cm" svg:y1="25.873cm" svg:x2="16.581cm" svg:y2="26.866cm"><text:p/></draw:line><draw:frame draw:style-name="Mgr6" draw:text-style-name="MP3" svg:width="0.701cm" svg:height="0.498cm" svg:x="0.046cm" svg:y="25.375cm"><draw:text-box><text:p text:style-name="MP4"><text:span text:style-name="MT1">Изм</text:span><text:span text:style-name="MT2">.</text:span></text:p></draw:text-box></draw:frame><draw:frame draw:style-name="Mgr7" draw:text-style-name="MP3" svg:width="1.004cm" svg:height="0.498cm" svg:x="0.741cm" svg:y="25.375cm"><draw:text-box><text:p text:style-name="MP4"><text:span text:style-name="MT2">Лист</text:span></text:p></draw:text-box></draw:frame><draw:frame draw:style-name="Mgr7" draw:text-style-name="MP3" svg:width="2.303cm" svg:height="0.498cm" svg:x="1.743cm" svg:y="25.375cm"><draw:text-box><text:p text:style-name="MP4"><text:span text:style-name="MT2">№ </text:span><text:span text:style-name="MT2">докум.</text:span></text:p></draw:text-box></draw:frame><draw:frame draw:style-name="Mgr6" draw:text-style-name="MP3" svg:width="1.504cm" svg:height="0.498cm" svg:x="4.055cm" svg:y="25.375cm"><draw:text-box><text:p text:style-name="MP4"><text:span text:style-name="MT2">Подп.</text:span></text:p></draw:text-box></draw:frame><draw:frame draw:style-name="Mgr6" draw:text-style-name="MP3" svg:width="1.004cm" svg:height="0.498cm" svg:x="5.555cm" svg:y="25.375cm"><draw:text-box><text:p text:style-name="MP4"><text:span text:style-name="MT2">Дата</text:span></text:p></draw:text-box></draw:frame><draw:frame draw:style-name="Mgr7" draw:text-style-name="MP2" svg:width="1.482cm" svg:height="0.498cm" svg:x="0.145cm" svg:y="25.875cm"><draw:text-box><text:p text:style-name="MP5"><text:span text:style-name="MT2">Студент</text:span></text:p></draw:text-box></draw:frame><draw:frame draw:style-name="Mgr7" draw:text-style-name="MP2" svg:width="1.433cm" svg:height="0.498cm" svg:x="0.145cm" svg:y="26.372cm"><draw:text-box><text:p text:style-name="MP5"><text:span text:style-name="MT2">Руков.</text:span></text:p></draw:text-box></draw:frame><draw:frame draw:style-name="Mgr7" draw:text-style-name="MP2" svg:width="1.482cm" svg:height="0.394cm" svg:x="0.145cm" svg:y="27.414cm"><draw:text-box><text:p text:style-name="MP5"><text:span text:style-name="MT2">Н. контр.</text:span></text:p></draw:text-box></draw:frame><draw:frame draw:style-name="Mgr7" draw:text-style-name="MP2" svg:width="1.482cm" svg:height="0.442cm" svg:x="0.145cm" svg:y="27.907cm"><draw:text-box><text:p text:style-name="MP5"><text:span text:style-name="MT2">Зав.каф.</text:span></text:p></draw:text-box></draw:frame><draw:frame draw:style-name="Mgr6" draw:text-style-name="MP3" svg:width="1.504cm" svg:height="0.498cm" svg:x="13.573cm" svg:y="25.871cm"><draw:text-box><text:p text:style-name="MP4"><text:span text:style-name="MT2">Лит.</text:span></text:p></draw:text-box></draw:frame><draw:frame draw:style-name="Mgr6" draw:text-style-name="MP3" svg:width="1.505cm" svg:height="0.498cm" svg:x="15.074cm" svg:y="25.873cm"><draw:text-box><text:p text:style-name="MP4"><text:span text:style-name="MT2">Лист</text:span></text:p></draw:text-box></draw:frame><draw:frame draw:style-name="Mgr7" draw:text-style-name="MP3" svg:width="1.583cm" svg:height="0.498cm" svg:x="16.69cm" svg:y="25.876cm"><draw:text-box><text:p text:style-name="MP4"><text:span text:style-name="MT2">Листов</text:span></text:p></draw:text-box></draw:frame><draw:frame draw:style-name="Mgr7" draw:text-style-name="MP2" svg:width="1.433cm" svg:height="0.498cm" svg:x="0.145cm" svg:y="26.929cm"><draw:text-box><text:p text:style-name="MP5"><text:span text:style-name="MT2">Конс.</text:span></text:p></draw:text-box></draw:frame></draw:g></draw:g></text:p>
      </style:header>
      <style:footer>
        <text:p text:style-name="MP6"><text:s text:c="15"/><text:span text:style-name="MT3">Ежков Д.А.</text:span></text:p>
        <text:p text:style-name="MP7"><text:span text:style-name="MT3"><text:s text:c="21"/></text:span><text:span text:style-name="MT4">Колпаков А.А</text:span><text:span text:style-name="MT5">.</text:span><text:span text:style-name="MT6"> <text:s text:c="34"/></text:span><text:span text:style-name="MT7">Разработка </text:span><text:span text:style-name="MT8">автоматизированной</text:span><text:span text:style-name="MT3"><text:tab/>у<text:tab/></text:span><text:span text:style-name="MT4">4</text:span><text:span text:style-name="MT3"> <text:s text:c="14"/></text:span><text:span text:style-name="MT4">27</text:span><text:span text:style-name="MT3"> <text:s/></text:span></text:p>
        <text:p text:style-name="MP8"><text:span text:style-name="MT3"><text:tab/> <text:s text:c="2"/></text:span><text:span text:style-name="MT9">системы сбора канальных матриц</text:span></text:p>
        <text:p text:style-name="MP8"><text:span text:style-name="MT9"><text:s text:c="63"/>для обучения модели нейронной сети <text:s/></text:span><text:span text:style-name="MT10"><text:s text:c="14"/>ПМИ-</text:span><text:span text:style-name="MT11">122</text:span></text:p>
        <text:p text:style-name="MP9"><text:span text:style-name="MT3"><text:s text:c="21"/></text:span><text:span text:style-name="MT5">Орлов А.А.</text:span><text:span text:style-name="MT10"><text:tab/><text:tab/>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</dc:title>
    <dc:subject/>
    <meta:keyword/>
    <dc:description/>
    <meta:initial-creator>Неизвестный</meta:initial-creator>
    <meta:creation-date>2005-11-10T19:33:00</meta:creation-date>
    <dc:date>2025-01-09T13:38:32.429855472</dc:date>
    <meta:editing-cycles>71</meta:editing-cycles>
    <meta:editing-duration>PT21H40M42S</meta:editing-duration>
    <meta:print-date>2024-05-15T16:20:56.683156874</meta:print-date>
    <meta:generator>LibreOffice/24.2.7.2$Linux_X86_64 LibreOffice_project/420$Build-2</meta:generator>
    <meta:document-statistic meta:table-count="1" meta:image-count="0" meta:object-count="0" meta:page-count="1" meta:paragraph-count="24" meta:word-count="61" meta:character-count="777" meta:non-whitespace-character-count="549"/>
  </office:meta>
</office:document-meta>
</file>